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officeooo:rsid="00086a29" officeooo:paragraph-rsid="00241350"/>
    </style:style>
    <style:style style:name="P2" style:family="paragraph" style:parent-style-name="Standard">
      <style:paragraph-properties fo:line-height="200%"/>
      <style:text-properties officeooo:rsid="00086a29" officeooo:paragraph-rsid="002ed053"/>
    </style:style>
    <style:style style:name="P3" style:family="paragraph" style:parent-style-name="Standard">
      <style:paragraph-properties fo:line-height="200%"/>
      <style:text-properties fo:font-weight="normal" officeooo:rsid="001eaa14" officeooo:paragraph-rsid="00221716" style:font-weight-asian="normal" style:font-weight-complex="normal"/>
    </style:style>
    <style:style style:name="P4" style:family="paragraph" style:parent-style-name="Standard">
      <style:paragraph-properties fo:line-height="200%"/>
      <style:text-properties fo:font-weight="normal" officeooo:rsid="001eaa14" officeooo:paragraph-rsid="0027b3c2" style:font-weight-asian="normal" style:font-weight-complex="normal"/>
    </style:style>
    <style:style style:name="P5" style:family="paragraph" style:parent-style-name="Standard">
      <style:paragraph-properties fo:line-height="200%"/>
      <style:text-properties fo:font-weight="normal" officeooo:rsid="001eaa14" officeooo:paragraph-rsid="002e46a2" style:font-weight-asian="normal" style:font-weight-complex="normal"/>
    </style:style>
    <style:style style:name="P6" style:family="paragraph" style:parent-style-name="Standard">
      <style:paragraph-properties fo:line-height="200%"/>
      <style:text-properties officeooo:rsid="001ba110" officeooo:paragraph-rsid="0027c2c6"/>
    </style:style>
    <style:style style:name="P7" style:family="paragraph" style:parent-style-name="Standard">
      <style:paragraph-properties fo:line-height="200%"/>
      <style:text-properties officeooo:rsid="001eaa14" officeooo:paragraph-rsid="0027b3c2"/>
    </style:style>
    <style:style style:name="P8" style:family="paragraph" style:parent-style-name="Standard">
      <style:paragraph-properties fo:line-height="200%"/>
      <style:text-properties officeooo:rsid="001eaa14" officeooo:paragraph-rsid="002bb4b0"/>
    </style:style>
    <style:style style:name="P9" style:family="paragraph" style:parent-style-name="Standard">
      <style:paragraph-properties fo:line-height="200%"/>
      <style:text-properties officeooo:rsid="001eaa14" officeooo:paragraph-rsid="002da5f3"/>
    </style:style>
    <style:style style:name="P10" style:family="paragraph" style:parent-style-name="Standard">
      <style:paragraph-properties fo:line-height="200%"/>
      <style:text-properties officeooo:rsid="0021645f" officeooo:paragraph-rsid="0021645f"/>
    </style:style>
    <style:style style:name="T1" style:family="text">
      <style:text-properties officeooo:rsid="0009129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fcb0a" style:font-weight-asian="bold" style:font-weight-complex="bold"/>
    </style:style>
    <style:style style:name="T4" style:family="text">
      <style:text-properties fo:font-weight="bold" officeooo:rsid="0015d084" style:font-weight-asian="bold" style:font-weight-complex="bold"/>
    </style:style>
    <style:style style:name="T5" style:family="text">
      <style:text-properties fo:font-weight="bold" officeooo:rsid="001884a8" style:font-weight-asian="bold" style:font-weight-complex="bold"/>
    </style:style>
    <style:style style:name="T6" style:family="text">
      <style:text-properties fo:font-weight="bold" officeooo:rsid="0014e68e" style:font-weight-asian="bold" style:font-weight-complex="bold"/>
    </style:style>
    <style:style style:name="T7" style:family="text">
      <style:text-properties fo:font-weight="bold" officeooo:rsid="000b4baa" style:font-weight-asian="bold" style:font-weight-complex="bold"/>
    </style:style>
    <style:style style:name="T8" style:family="text">
      <style:text-properties fo:font-weight="bold" officeooo:rsid="001ba110" style:font-weight-asian="bold" style:font-weight-complex="bold"/>
    </style:style>
    <style:style style:name="T9" style:family="text">
      <style:text-properties fo:font-weight="bold" officeooo:rsid="001e0d72" style:font-weight-asian="bold" style:font-weight-complex="bold"/>
    </style:style>
    <style:style style:name="T10" style:family="text">
      <style:text-properties fo:font-weight="bold" officeooo:rsid="001eaa14" style:font-weight-asian="bold" style:font-weight-complex="bold"/>
    </style:style>
    <style:style style:name="T11" style:family="text">
      <style:text-properties fo:font-weight="bold" officeooo:rsid="001f830f" style:font-weight-asian="bold" style:font-weight-complex="bold"/>
    </style:style>
    <style:style style:name="T12" style:family="text">
      <style:text-properties fo:font-weight="bold" officeooo:rsid="001fe9a2" style:font-weight-asian="bold" style:font-weight-complex="bold"/>
    </style:style>
    <style:style style:name="T13" style:family="text">
      <style:text-properties fo:font-weight="bold" officeooo:rsid="002e46a2" style:font-weight-asian="bold" style:font-weight-complex="bold"/>
    </style:style>
    <style:style style:name="T14" style:family="text">
      <style:text-properties fo:font-weight="bold" officeooo:rsid="002ed053" style:font-weight-asian="bold" style:font-weight-complex="bold"/>
    </style:style>
    <style:style style:name="T15" style:family="text">
      <style:text-properties officeooo:rsid="000b4baa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1b5b79" style:font-weight-asian="normal" style:font-weight-complex="normal"/>
    </style:style>
    <style:style style:name="T18" style:family="text">
      <style:text-properties fo:font-weight="normal" officeooo:rsid="001884a8" style:font-weight-asian="normal" style:font-weight-complex="normal"/>
    </style:style>
    <style:style style:name="T19" style:family="text">
      <style:text-properties fo:font-weight="normal" officeooo:rsid="0014e68e" style:font-weight-asian="normal" style:font-weight-complex="normal"/>
    </style:style>
    <style:style style:name="T20" style:family="text">
      <style:text-properties fo:font-weight="normal" officeooo:rsid="001ba110" style:font-weight-asian="normal" style:font-weight-complex="normal"/>
    </style:style>
    <style:style style:name="T21" style:family="text">
      <style:text-properties fo:font-weight="normal" officeooo:rsid="000b4baa" style:font-weight-asian="normal" style:font-weight-complex="normal"/>
    </style:style>
    <style:style style:name="T22" style:family="text">
      <style:text-properties fo:font-weight="normal" officeooo:rsid="001f830f" style:font-weight-asian="normal" style:font-weight-complex="normal"/>
    </style:style>
    <style:style style:name="T23" style:family="text">
      <style:text-properties fo:font-weight="normal" officeooo:rsid="001fe9a2" style:font-weight-asian="normal" style:font-weight-complex="normal"/>
    </style:style>
    <style:style style:name="T24" style:family="text">
      <style:text-properties fo:font-weight="normal" officeooo:rsid="002038cf" style:font-weight-asian="normal" style:font-weight-complex="normal"/>
    </style:style>
    <style:style style:name="T25" style:family="text">
      <style:text-properties fo:font-weight="normal" officeooo:rsid="0021645f" style:font-weight-asian="normal" style:font-weight-complex="normal"/>
    </style:style>
    <style:style style:name="T26" style:family="text">
      <style:text-properties fo:font-weight="normal" officeooo:rsid="00241350" style:font-weight-asian="normal" style:font-weight-complex="normal"/>
    </style:style>
    <style:style style:name="T27" style:family="text">
      <style:text-properties fo:font-weight="normal" officeooo:rsid="002600bf" style:font-weight-asian="normal" style:font-weight-complex="normal"/>
    </style:style>
    <style:style style:name="T28" style:family="text">
      <style:text-properties fo:font-weight="normal" officeooo:rsid="0027b3c2" style:font-weight-asian="normal" style:font-weight-complex="normal"/>
    </style:style>
    <style:style style:name="T29" style:family="text">
      <style:text-properties fo:font-weight="normal" officeooo:rsid="0027c2c6" style:font-weight-asian="normal" style:font-weight-complex="normal"/>
    </style:style>
    <style:style style:name="T30" style:family="text">
      <style:text-properties fo:font-weight="normal" officeooo:rsid="002bb4b0" style:font-weight-asian="normal" style:font-weight-complex="normal"/>
    </style:style>
    <style:style style:name="T31" style:family="text">
      <style:text-properties fo:font-weight="normal" officeooo:rsid="002da5f3" style:font-weight-asian="normal" style:font-weight-complex="normal"/>
    </style:style>
    <style:style style:name="T32" style:family="text">
      <style:text-properties fo:font-weight="normal" officeooo:rsid="002e46a2" style:font-weight-asian="normal" style:font-weight-complex="normal"/>
    </style:style>
    <style:style style:name="T33" style:family="text">
      <style:text-properties fo:font-weight="normal" officeooo:rsid="002ed053" style:font-weight-asian="normal" style:font-weight-complex="normal"/>
    </style:style>
    <style:style style:name="T34" style:family="text">
      <style:text-properties fo:font-weight="normal" officeooo:rsid="0030a8af" style:font-weight-asian="normal" style:font-weight-complex="normal"/>
    </style:style>
    <style:style style:name="T35" style:family="text">
      <style:text-properties officeooo:rsid="000fcb0a"/>
    </style:style>
    <style:style style:name="T36" style:family="text">
      <style:text-properties officeooo:rsid="001490c6"/>
    </style:style>
    <style:style style:name="T37" style:family="text">
      <style:text-properties officeooo:rsid="0014e68e"/>
    </style:style>
    <style:style style:name="T38" style:family="text">
      <style:text-properties officeooo:rsid="001884a8"/>
    </style:style>
    <style:style style:name="T39" style:family="text">
      <style:text-properties officeooo:rsid="00199c58"/>
    </style:style>
    <style:style style:name="T40" style:family="text">
      <style:text-properties officeooo:rsid="001b5b79"/>
    </style:style>
    <style:style style:name="T41" style:family="text">
      <style:text-properties officeooo:rsid="001f830f"/>
    </style:style>
    <style:style style:name="T42" style:family="text">
      <style:text-properties officeooo:rsid="002038cf"/>
    </style:style>
    <style:style style:name="T43" style:family="text">
      <style:text-properties officeooo:rsid="0021645f"/>
    </style:style>
    <style:style style:name="T44" style:family="text">
      <style:text-properties officeooo:rsid="00221716"/>
    </style:style>
    <style:style style:name="T45" style:family="text">
      <style:text-properties officeooo:rsid="00239271"/>
    </style:style>
    <style:style style:name="T46" style:family="text">
      <style:text-properties officeooo:rsid="00241350"/>
    </style:style>
    <style:style style:name="T47" style:family="text">
      <style:text-properties officeooo:rsid="002600bf"/>
    </style:style>
    <style:style style:name="T48" style:family="text">
      <style:text-properties officeooo:rsid="0027b3c2"/>
    </style:style>
    <style:style style:name="T49" style:family="text">
      <style:text-properties officeooo:rsid="002e46a2"/>
    </style:style>
    <style:style style:name="T50" style:family="text">
      <style:text-properties officeooo:rsid="002ed05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9">S</text:span><text:span text:style-name="T3">elf- service checkouts: </text:span><text:span text:style-name="T9">s</text:span><text:span text:style-name="T2">ystem </text:span><text:span text:style-name="T9">d</text:span><text:span text:style-name="T2">esign</text:span></text:p>
      <text:h text:style-name="Heading_20_1" text:outline-level="1"><text:span text:style-name="T2">Supermarket </text:span><text:span text:style-name="T10">Domain</text:span></text:h>
      <text:p text:style-name="P4"><text:span text:style-name="T2">Supermarket</text:span><text:span text:style-name="T35"> model</text:span>s<text:span text:style-name="T35"> the physical </text:span><text:span text:style-name="T39">store </text:span>and <text:span text:style-name="T2">WarehouseStaff</text:span> and <text:span text:style-name="T2">SupermarketStaff</text:span> the two types of employees. <text:span text:style-name="T48">The staff is part of the supermarket but can exist independently therefore aggregation is the chosen relation</text:span>. </text:p>
      <text:p text:style-name="P5"><text:span text:style-name="T43">Supermarket </text:span><text:span text:style-name="T44">delegates WarehouseStaff</text:span><text:span text:style-name="T49"> to process Alerts for</text:span><text:span text:style-name="T43"> low level of stocks</text:span><text:span text:style-name="T44">.</text:span> </text:p>
      <text:p text:style-name="P3">The <text:span text:style-name="T42">staff</text:span> could share a common base class, but it was omitted <text:span text:style-name="T42">because no function requires it</text:span>. <text:span text:style-name="T42">Similarly, multiple Supermarkets could be aggregated </text:span><text:span text:style-name="T45">to model the</text:span><text:span text:style-name="T42"> SupermarketChain, but no function requires it.</text:span></text:p>
      <text:h text:style-name="Heading_20_1" text:outline-level="1"><text:span text:style-name="T36">C</text:span>ustomer Domain</text:h>
      <text:p text:style-name="P8"><text:span text:style-name="T2">Customer</text:span><text:span text:style-name="T16"> </text:span><text:span text:style-name="T24">is</text:span><text:span text:style-name="T16"> </text:span><text:span text:style-name="T24">the </text:span><text:span text:style-name="T16">main class </text:span><text:span text:style-name="T24">driving the process, therefore all its methods are private</text:span><text:span text:style-name="T16">.</text:span></text:p>
      <text:p text:style-name="P9"><text:span text:style-name="T31">Customer can have one transaction at a time and t</text:span><text:span text:style-name="T30">he method “start()” assigns </text:span><text:span text:style-name="T31">one Checkout to be used in all operations until the end of the transaction. Customer is only associated with Checkout given the temporary nature of their relation.</text:span></text:p>
      <text:p text:style-name="P9"><text:span text:style-name="T24">Customer</text:span><text:span text:style-name="T28"> </text:span><text:span text:style-name="T32">has</text:span><text:span text:style-name="T28"> </text:span><text:span text:style-name="T6">PaymentMethod</text:span><text:span text:style-name="T13">s</text:span><text:span text:style-name="T19"> </text:span><text:span text:style-name="T32">to be</text:span><text:span text:style-name="T31"> used via the</text:span><text:span text:style-name="T24"> method “pay()”. </text:span><text:span text:style-name="T32">Given the stable many-to-many relation between Customers and PaymentMethods, aggregation is the appropriate relation</text:span><text:span text:style-name="T24">.</text:span></text:p>
      <text:p text:style-name="P7"><text:span text:style-name="T43">PaymentMetho</text:span><text:span text:style-name="T46">d</text:span><text:span text:style-name="T43">s, as</text:span><text:span text:style-name="T37"> base-class of all </text:span><text:span text:style-name="T40">payment methods,</text:span><text:span text:style-name="T37"> is useful to </text:span><text:span text:style-name="T46">encapsulate</text:span><text:span text:style-name="T37"> the complexity of each single method </text:span><text:span text:style-name="T46">behind the generic method “charge()”</text:span><text:span text:style-name="T37">. </text:span><text:span text:style-name="T43">Payment m</text:span><text:span text:style-name="T37">ethods include the subclasses </text:span><text:span text:style-name="T6">Cash</text:span><text:span text:style-name="T37">, </text:span><text:span text:style-name="T6">Voucher</text:span><text:span text:style-name="T37">, </text:span><text:span text:style-name="T6">Loyalty</text:span><text:span text:style-name="T4">Card</text:span><text:span text:style-name="T37">, </text:span><text:span text:style-name="T6">Card</text:span><text:span text:style-name="T37">, </text:span><text:span text:style-name="T6">ApplePay</text:span><text:span text:style-name="T37">, and </text:span><text:span text:style-name="T6">AndroidPay</text:span><text:span text:style-name="T37">. </text:span><text:span text:style-name="T43">ApplePay and AndroidPay </text:span><text:span text:style-name="T48">aggregate</text:span><text:span text:style-name="T43"> Card </text:span><text:span text:style-name="T49">acting</text:span><text:span text:style-name="T48"> as a wrapper.</text:span></text:p>
      <text:h text:style-name="Heading_20_1" text:outline-level="1"><text:soft-page-break/>Checkout Domain</text:h>
      <text:p text:style-name="P2"><text:span text:style-name="T2">Checkout</text:span> <text:span text:style-name="T1">represents the self service machine that a </text:span><text:span text:style-name="T40">c</text:span><text:span text:style-name="T1">ustomer can use. </text:span></text:p>
      <text:p text:style-name="P2"><text:span text:style-name="T33">O</text:span><text:span text:style-name="T17">nly one customer </text:span><text:span text:style-name="T22">a time</text:span><text:span text:style-name="T17"> can use </text:span><text:span text:style-name="T33">one Checkout</text:span><text:span text:style-name="T25">. </text:span><text:span text:style-name="T26">T</text:span><text:span text:style-name="T17">he state </text:span><text:span text:style-name="T33">of Checkout</text:span><text:span text:style-name="T17"> </text:span><text:span text:style-name="T26">is represented by</text:span><text:span text:style-name="T17"> </text:span><text:span text:style-name="T5">Transaction</text:span><text:span text:style-name="T18"> </text:span><text:span text:style-name="T25">that is created by the method “start()” and destroyed at the end of the payment processing. </text:span><text:span text:style-name="T33">Given the transitory relation, the two classes are only associated</text:span><text:span text:style-name="T25">. </text:span><text:span text:style-name="T22">A Transaction collects </text:span><text:span text:style-name="T11">ItemAmounts</text:span><text:span text:style-name="T22"> representing </text:span><text:span text:style-name="T25">the amount of an</text:span><text:span text:style-name="T22"> Item </text:span><text:span text:style-name="T25">being purchased</text:span><text:span text:style-name="T22">. ItemAmount has a price that by default is equivalent to the referred Item’s price, but that can be overridden </text:span><text:span text:style-name="T27">by</text:span><text:span text:style-name="T22"> SupermarketStaff. </text:span></text:p>
      <text:p text:style-name="P2"><text:span text:style-name="T46">The “add()” method </text:span><text:span text:style-name="T50">in Checkout is</text:span><text:span text:style-name="T46"> used for Items and LoyaltyCard </text:span><text:span text:style-name="T50">and</text:span><text:span text:style-name="T46"> delegates to the private methods “scan()” and “weigh()” that </text:span><text:span text:style-name="T47">in turn </text:span><text:span text:style-name="T46">delegate to</text:span><text:span text:style-name="T41"> </text:span><text:span text:style-name="T2">IntegratedScale</text:span> <text:span text:style-name="T1">and</text:span> <text:span text:style-name="T2">BarcodeReader</text:span><text:span text:style-name="T16"> </text:span><text:span text:style-name="T33">that are integral components of Checkout</text:span><text:span text:style-name="T16">. </text:span></text:p>
      <text:p text:style-name="P1"><text:span text:style-name="T25">Part of the payment processing includes a call to the private method “notify()” responsible for notifications to the StockControlSystem</text:span><text:span text:style-name="T18">. </text:span></text:p>
      <text:p text:style-name="P1"><text:span text:style-name="T25">All </text:span><text:span text:style-name="T27">interactions to</text:span><text:span text:style-name="T25"> Transation, IntegratedScale, and BarcodeReader are </text:span><text:span text:style-name="T27">mediated</text:span><text:span text:style-name="T25"> by Checkout.</text:span></text:p>
      <text:h text:style-name="Heading_20_1" text:outline-level="1"><text:span text:style-name="T38">S</text:span>tockControlSystem Domain</text:h>
      <text:p text:style-name="P6"><text:span text:style-name="T5">I</text:span><text:span text:style-name="T2">tem</text:span><text:span text:style-name="T16"> is the base class of </text:span><text:span text:style-name="T25">the </text:span><text:span text:style-name="T16">items for sale. </text:span><text:span text:style-name="T26">T</text:span><text:span text:style-name="T25">he</text:span><text:span text:style-name="T16"> classes </text:span><text:span text:style-name="T7">WeighItems</text:span><text:span text:style-name="T15"> and </text:span><text:span text:style-name="T7">BarcodeItems</text:span><text:span text:style-name="T21"> </text:span><text:span text:style-name="T26">are required to </text:span><text:span text:style-name="T33">specialize the different processes to add them to the Transaction</text:span><text:span text:style-name="T21">. </text:span></text:p>
      <text:p text:style-name="P6"><text:span text:style-name="T11">Stock</text:span><text:span text:style-name="T22"> models the relation between Item and Supermarket with the current and desired minimum level of stocks. </text:span><text:span text:style-name="T29">Its relation with Item is composition because erasing Item implies erasing its stocks. Conversely, its relation with Supermarket is a simple </text:span><text:span text:style-name="T34">association</text:span><text:span text:style-name="T29"> because Stocks are not bound to a specific supermarket and can be moved. </text:span></text:p>
      <text:p text:style-name="P6"><text:span text:style-name="T11">StockControlSystem</text:span><text:span text:style-name="T22"> </text:span><text:span text:style-name="T33">is the singleton responsible for keeping track of</text:span><text:span text:style-name="T29"> </text:span><text:span text:style-name="T22">the </text:span><text:span text:style-name="T11">Stocks</text:span><text:span text:style-name="T22">. </text:span><text:span text:style-name="T33">The relation is association because the system can exist initially with no Stocks</text:span><text:span text:style-name="T22">.</text:span></text:p>
      <text:h text:style-name="Heading_20_1" text:outline-level="1"><text:soft-page-break/>Notifications</text:h>
      <text:p text:style-name="P10"><text:span text:style-name="T16">Notifications are classes modeling a message. </text:span><text:span text:style-name="T8">ItemStockVariation</text:span><text:span text:style-name="T20"> </text:span><text:span text:style-name="T23">models the message sent by Checkout to notify StockControlSystem </text:span><text:span text:style-name="T16">about the</text:span><text:span text:style-name="T23"> purchase of one Item. </text:span><text:span text:style-name="T12">Alert</text:span><text:span text:style-name="T23"> models the message that StockControlSystem may send to a Supermarket signaling that stock levels are low. </text:span><text:span text:style-name="T29">Their existence depends on Stock and Item respectively, therefore their relation is one-to-one composition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Songti SC" style:font-family-asian="'Songti SC'" style:font-family-generic-asian="system" style:font-pitch-asian="variable" style:font-size-asian="12pt" style:font-weight-asian="bold" style:font-name-complex="Arial Unicode MS" style:font-family-complex="'Arial Unicode MS'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2-19T09:35:26.731690786</meta:creation-date>
    <dc:date>2021-12-31T17:23:57.259164338</dc:date>
    <meta:editing-duration>PT1H18M20S</meta:editing-duration>
    <meta:editing-cycles>4</meta:editing-cycles>
    <meta:generator>LibreOffice/7.1.5.2$MacOSX_X86_64 LibreOffice_project/85f04e9f809797b8199d13c421bd8a2b025d52b5</meta:generator>
    <meta:document-statistic meta:table-count="0" meta:image-count="0" meta:object-count="0" meta:page-count="3" meta:paragraph-count="22" meta:word-count="517" meta:character-count="3495" meta:non-whitespace-character-count="2992"/>
  </office:meta>
</office:document-meta>
</file>